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officeooo:paragraph-rsid="000ff966"/>
    </style:style>
    <style:style style:name="T1" style:family="text">
      <style:text-properties fo:font-variant="normal" fo:text-transform="none" fo:color="#e8eaed" loext:opacity="100%" style:font-name="Roboto" fo:font-size="9.60000038146973pt" fo:letter-spacing="normal" fo:font-style="normal" fo:font-weight="normal"/>
    </style:style>
    <style:style style:name="T2" style:family="text">
      <style:text-properties fo:font-variant="normal" fo:text-transform="none" fo:color="#e8eaed" loext:opacity="100%" fo:letter-spacing="normal"/>
    </style:style>
    <style:style style:name="T3" style:family="text">
      <style:text-properties fo:font-variant="normal" fo:text-transform="none" style:font-name="Roboto" fo:font-size="9.60000038146973pt" fo:letter-spacing="normal" fo:font-style="normal" fo:font-weight="normal"/>
    </style:style>
    <style:style style:name="T4" style:family="text">
      <style:text-properties fo:font-variant="normal" fo:text-transform="none" style:font-name="Roboto" fo:font-size="9.60000038146973pt" fo:letter-spacing="normal" fo:font-style="normal" fo:font-weight="normal" officeooo:rsid="000ff966"/>
    </style:style>
    <style:style style:name="T5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5/05 prochain : inscription aux prochains 2025/2026 pour les parcours clés en main</text:span><text:line-break/><text:span text:style-name="T3">Article sur l'ENT pour voir les fiches des parcours clés en main, dans la rubrique éducation au développement durable</text:span><text:line-break/><text:span text:style-name="T3">On peut s'inscrire à autant de parcours que l'on veut, puis ils voient si c'est possible</text:span><text:line-break/><text:span text:style-name="T3">Questionnaire de motivation à remplir </text:span><text:line-break/><text:span text:style-name="T3">Réponse en fin juin</text:span><text:line-break/><text:span text:style-name="T3">Il existe 17 parcours : qu'elle m'enverra par mail</text:span><text:line-break/><text:span text:style-name="T3">Parcours biodiversité, parcours alimentation, parcours changement climatique, parcours migration, parcours au fil de l'eau </text:span></text:p>
      <text:p text:style-name="P1"><text:span text:style-name="T3"/></text:p>
      <text:p text:style-name="P1"><text:span text:style-name="T4">lien vers les parcours : https://www.webcollege.seinesaintdenis.fr/enseignant-e-s/projet-educatif-departemental-ped-/education-au-developpement-durable-transition-ecologique/les-parcours-cles-en-main-d-education-au-developpement-durable-qu-est-ce-que-c-est--9100.htm?URL_BLOG_FILTRE=%231957</text:span><text:line-break/><text:line-break/><text:span text:style-name="T3">Appel à projet</text:span><text:line-break/><text:span text:style-name="T3">Il y a plusieurs critères : exemple financement de la ville, connaissance des associations </text:span><text:line-break/><text:span text:style-name="T3">Financement : atelier jusqu'à 1000€, projet de classe jusqu' a 1500€, projet plusieurs classes ou bien l'ensemble du collège qui est mobilisé jusqu'à 4500€ ou bien sir la longévité </text:span><text:line-break/><text:span text:style-name="T3">De cette semaine à fin avril 2025</text:span><text:line-break/><text:span text:style-name="T3">Pour la rentrée de septembre</text:span><text:line-break/><text:line-break/><text:span text:style-name="T3">Programme eco collège </text:span><text:line-break/><text:span text:style-name="T3">Ter Agir association qui accompagne, avec leurs intervenants</text:span><text:line-break/><text:span text:style-name="T3">Il existe le séminaire eco collège qui se réunissent dans un parc, les élèves se réunissent et présentent ce qu'ils ont fait durant l'année pour un projet</text:span><text:line-break/><text:line-break/><text:span text:style-name="T3">Dispositif spécifique </text:span><text:line-break/><text:span text:style-name="T5">•</text:span><text:span text:style-name="T3">Poulailler (?)</text:span><text:line-break/><text:span text:style-name="T3">Pas sûr que ce soit disponible en septembre 2025</text:span><text:line-break/><text:span text:style-name="T5">• </text:span><text:span text:style-name="T3">challenge "ce n'est pas Versailles ici" : sensibilisation aux eco gestes : inscription, formation des professeurs, accès à des ateliers sur le thème de l'énergie, regarde consommation, puis lot à gagner (sorties, ateliers, ect)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0T18:10:22.467000000</dc:date>
    <meta:editing-duration>PT12M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" meta:word-count="231" meta:character-count="1726" meta:non-whitespace-character-count="1488"/>
  </office:meta>
</office:document-meta>
</file>